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ColorName</text:p>
          </table:table-cell>
          <table:table-cell table:style-name="ce1" office:value-type="string" calcext:value-type="string">
            <text:p>SpeciesID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Apricot / Bei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col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nd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n / Chocola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y / Blue / Silv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lequi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le (Blue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le (Red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d / Chestnut / Oran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ricolor (Brown, Black, &amp; White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 / Cream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ellow / Tan / Blond / Faw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ck &amp; White / Tuxed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 Cream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 Poi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n / Chocolat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&amp; Whit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ff / Tan / Fawn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c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ocolate Poi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m / Ivor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m Poi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lute Calic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lute Tortoiseshel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me Poi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y &amp; Whit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y / Blue / Silver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lac Poi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ange &amp; Whit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nge / Re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l Poi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k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by (Brown / Chocolate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by (Buff / Tan / Fawn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by (Gray / Blue / Silver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bby (Leopard / Spotted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bby (Orange / Red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abby (Tiger Striped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bi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toiseshel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outi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 / Gray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n / Chocolat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m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lac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nge / Re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l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ver Marten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toiseshell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out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bin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 Sabl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 / Gray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n / Chocolat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c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pagn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namo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m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nge / Red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l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toiseshell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loos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y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y Roa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 Roa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ckski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pagn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estnut / Sorrel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mello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pple Gray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y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ullo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r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n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omino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lino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bald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to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 Roa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ver Bay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lver Buckskin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ver Dappl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y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liv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urple / Violet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st / Rufou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y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idescen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outi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ack &amp; White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ndle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y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an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tted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B137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4T17:21:00.320000000</meta:creation-date>
    <dc:date>2023-10-24T17:33:20.449000000</dc:date>
    <meta:editing-duration>PT1M49S</meta:editing-duration>
    <meta:editing-cycles>1</meta:editing-cycles>
    <meta:document-statistic meta:table-count="1" meta:cell-count="274" meta:object-count="0"/>
    <meta:generator>LibreOffice/7.3.1.3$Windows_X86_64 LibreOffice_project/a69ca51ded25f3eefd52d7bf9a5fad8c90b87951</meta:generator>
  </office:meta>
</office:document-meta>
</file>